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33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051cm" svg:stroke-color="#ffff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203cm" draw:marker-start-width="0.502cm" draw:marker-end-width="0.502cm" draw:textarea-horizontal-align="center" draw:textarea-vertical-align="middle" fo:padding-top="0.224cm" fo:padding-bottom="0.224cm" fo:padding-left="0.349cm" fo:padding-right="0.349cm"/>
    </style:style>
    <style:style style:name="gr7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905cm" svg:height="0.635cm" svg:x="5.817cm" svg:y="16.24cm">
          <text:p/>
        </draw:rect>
        <draw:rect draw:style-name="gr1" draw:text-style-name="P1" draw:layer="layout" svg:width="1.905cm" svg:height="0.635cm" svg:x="8.718cm" svg:y="16.241cm">
          <text:p/>
        </draw:rect>
        <draw:rect draw:style-name="gr1" draw:text-style-name="P1" draw:layer="layout" svg:width="3.036cm" svg:height="0.635cm" svg:x="6.687cm" svg:y="15.341cm">
          <text:p/>
        </draw:rect>
        <draw:rect draw:style-name="gr1" draw:text-style-name="P1" draw:layer="layout" svg:width="0.889cm" svg:height="1.271cm" svg:x="13.187cm" svg:y="15.57cm">
          <text:p/>
        </draw:rect>
        <draw:rect draw:style-name="gr1" draw:text-style-name="P1" draw:layer="layout" svg:width="0.889cm" svg:height="1.271cm" svg:x="14.288cm" svg:y="15.571cm">
          <text:p/>
        </draw:rect>
        <draw:circle draw:style-name="gr2" draw:text-style-name="P1" draw:layer="layout" svg:width="1.27cm" svg:height="1.27cm" svg:x="13.541cm" svg:y="14.13cm">
          <text:p/>
        </draw:circle>
        <draw:line draw:style-name="gr3" draw:text-style-name="P1" draw:layer="layout" svg:x1="14.176cm" svg:y1="16.84cm" svg:x2="14.176cm" svg:y2="15.4cm">
          <text:p/>
        </draw:line>
        <draw:line draw:style-name="gr4" draw:text-style-name="P1" draw:layer="layout" svg:x1="14.176cm" svg:y1="16.875cm" svg:x2="14.176cm" svg:y2="15.292cm">
          <text:p/>
        </draw:line>
        <draw:line draw:style-name="gr5" draw:text-style-name="P1" draw:layer="layout" svg:x1="8.192cm" svg:y1="13.365cm" svg:x2="8.192cm" svg:y2="15.27cm">
          <text:p/>
        </draw:line>
        <draw:line draw:style-name="gr6" draw:text-style-name="P1" draw:layer="layout" svg:x1="10.632cm" svg:y1="16.64cm" svg:x2="13.172cm" svg:y2="16.64cm">
          <text:p/>
        </draw:line>
        <draw:line draw:style-name="gr7" draw:text-style-name="P1" draw:layer="layout" svg:x1="15.177cm" svg:y1="16.675cm" svg:x2="17.082cm" svg:y2="16.675cm">
          <text:p/>
        </draw:line>
        <draw:line draw:style-name="gr7" draw:text-style-name="P1" draw:layer="layout" svg:x1="17.082cm" svg:y1="16.675cm" svg:x2="17.082cm" svg:y2="9.89cm">
          <text:p/>
        </draw:line>
        <draw:g>
          <draw:line draw:style-name="gr8" draw:text-style-name="P1" draw:layer="layout" svg:x1="11.8cm" svg:y1="8.885cm" svg:x2="11.8cm" svg:y2="10.79cm">
            <text:p/>
          </draw:line>
          <draw:line draw:style-name="gr8" draw:text-style-name="P1" draw:layer="layout" svg:x1="11.2cm" svg:y1="8.886cm" svg:x2="11.2cm" svg:y2="10.791cm">
            <text:p/>
          </draw:line>
        </draw:g>
        <draw:line draw:style-name="gr6" draw:text-style-name="P1" draw:layer="layout" svg:x1="11.795cm" svg:y1="9.789cm" svg:x2="17.082cm" svg:y2="9.84cm">
          <text:p/>
        </draw:line>
        <draw:line draw:style-name="gr6" draw:text-style-name="P1" draw:layer="layout" svg:x1="3.919cm" svg:y1="9.741cm" svg:x2="11.213cm" svg:y2="9.809cm">
          <text:p/>
        </draw:line>
        <draw:line draw:style-name="gr7" draw:text-style-name="P1" draw:layer="layout" svg:x1="5.824cm" svg:y1="16.676cm" svg:x2="3.919cm" svg:y2="16.676cm">
          <text:p/>
        </draw:line>
        <draw:line draw:style-name="gr7" draw:text-style-name="P1" draw:layer="layout" svg:x1="3.919cm" svg:y1="16.651cm" svg:x2="3.919cm" svg:y2="9.711cm">
          <text:p/>
        </draw:line>
        <draw:line draw:style-name="gr9" draw:text-style-name="P1" draw:layer="layout" svg:x1="13.665cm" svg:y1="9.89cm" svg:x2="13.665cm" svg:y2="6.08cm">
          <text:p/>
        </draw:line>
        <draw:line draw:style-name="gr9" draw:text-style-name="P1" draw:layer="layout" svg:x1="9.255cm" svg:y1="6.08cm" svg:x2="9.255cm" svg:y2="7.35cm">
          <text:p/>
        </draw:line>
        <draw:line draw:style-name="gr9" draw:text-style-name="P1" draw:layer="layout" svg:x1="9.255cm" svg:y1="7.316cm" svg:x2="9.582cm" svg:y2="8.31cm">
          <text:p/>
        </draw:line>
        <draw:line draw:style-name="gr9" draw:text-style-name="P1" draw:layer="layout" svg:x1="9.255cm" svg:y1="8.216cm" svg:x2="9.255cm" svg:y2="9.89cm">
          <text:p/>
        </draw:line>
        <draw:line draw:style-name="gr9" draw:text-style-name="P1" draw:layer="layout" svg:x1="9.255cm" svg:y1="6.08cm" svg:x2="11.26cm" svg:y2="6.08cm">
          <text:p/>
        </draw:line>
        <draw:line draw:style-name="gr9" draw:text-style-name="P1" draw:layer="layout" svg:x1="11.595cm" svg:y1="6.08cm" svg:x2="13.701cm" svg:y2="6.08cm">
          <text:p/>
        </draw:line>
        <draw:line draw:style-name="gr9" draw:text-style-name="P1" draw:layer="layout" svg:x1="11.26cm" svg:y1="5.445cm" svg:x2="11.26cm" svg:y2="6.715cm">
          <text:p/>
        </draw:line>
        <draw:line draw:style-name="gr3" draw:text-style-name="P1" draw:layer="layout" svg:x1="11.595cm" svg:y1="5.78cm" svg:x2="11.595cm" svg:y2="6.415cm">
          <text:p/>
        </draw:line>
        <draw:ellipse draw:style-name="gr10" draw:text-style-name="P1" draw:layer="layout" svg:width="0.903cm" svg:height="0.901cm" svg:x="13.697cm" svg:y="11.964cm">
          <text:p text:style-name="P1"><text:span text:style-name="T1">V</text:span><text:span text:style-name="T2">2</text:span></text:p>
        </draw:ellipse>
        <draw:ellipse draw:style-name="gr10" draw:text-style-name="P1" draw:layer="layout" svg:width="0.903cm" svg:height="0.901cm" svg:x="13.692cm" svg:y="17.534cm">
          <text:p text:style-name="P1"><text:span text:style-name="T1">V</text:span><text:span text:style-name="T2">1</text:span></text:p>
        </draw:ellipse>
        <draw:line draw:style-name="gr11" draw:text-style-name="P1" draw:layer="layout" svg:x1="12.095cm" svg:y1="9.89cm" svg:x2="12.095cm" svg:y2="12.43cm">
          <text:p/>
        </draw:line>
        <draw:line draw:style-name="gr11" draw:text-style-name="P1" draw:layer="layout" svg:x1="12.095cm" svg:y1="12.395cm" svg:x2="13.7cm" svg:y2="12.395cm">
          <text:p/>
        </draw:line>
        <draw:line draw:style-name="gr11" draw:text-style-name="P1" draw:layer="layout" svg:x1="14.596cm" svg:y1="12.395cm" svg:x2="15.295cm" svg:y2="12.395cm">
          <text:p/>
        </draw:line>
        <draw:line draw:style-name="gr11" draw:text-style-name="P1" draw:layer="layout" svg:x1="15.295cm" svg:y1="12.43cm" svg:x2="15.295cm" svg:y2="16.631cm">
          <text:p/>
        </draw:line>
        <draw:line draw:style-name="gr11" draw:text-style-name="P1" draw:layer="layout" svg:x1="13.065cm" svg:y1="17.995cm" svg:x2="13.695cm" svg:y2="17.995cm">
          <text:p/>
        </draw:line>
        <draw:line draw:style-name="gr11" draw:text-style-name="P1" draw:layer="layout" svg:x1="13.095cm" svg:y1="16.731cm" svg:x2="13.095cm" svg:y2="18cm">
          <text:p/>
        </draw:line>
        <draw:line draw:style-name="gr11" draw:text-style-name="P1" draw:layer="layout" svg:x1="15.295cm" svg:y1="12.431cm" svg:x2="15.295cm" svg:y2="16.632cm">
          <text:p/>
        </draw:line>
        <draw:line draw:style-name="gr11" draw:text-style-name="P1" draw:layer="layout" svg:x1="15.295cm" svg:y1="16.732cm" svg:x2="15.295cm" svg:y2="18.001cm">
          <text:p/>
        </draw:line>
        <draw:line draw:style-name="gr11" draw:text-style-name="P1" draw:layer="layout" svg:x1="14.665cm" svg:y1="17.995cm" svg:x2="15.295cm" svg:y2="17.9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ald Frederickx</meta:initial-creator>
    <meta:creation-date>2010-12-04T20:24:12</meta:creation-date>
    <dc:date>2010-12-08T00:34:54</dc:date>
    <dc:creator>Roald Frederickx</dc:creator>
    <meta:editing-duration>PT00H45M16S</meta:editing-duration>
    <meta:editing-cycles>7</meta:editing-cycles>
    <meta:generator>OpenOffice.org/3.2$Unix OpenOffice.org_project/320m18$Build-9502</meta:generator>
    <meta:document-statistic meta:object-count="38"/>
  </office:meta>
</office:document-meta>
</file>